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TitleStyle">HVAC Software Comparison Chart (2025 Edition)</text:p>
      <text:p text:style-name="HeadingStyle">Pricing Key</text:p>
      <text:p text:style-name="BodyStyle">£££££ → £10,000+
££££ → £5,000–10,000
£££ → £2,000–5,000
££ → £500–2,000
£ → &lt; £500
FOSS → open-source</text:p>
      <text:p text:style-name="HeadingStyle">Summary of Comparison</text:p>
      <text:p text:style-name="BodyStyle">This document compares HVAC Gooee with major HVAC design software packages on pricing, features, and flexibility.</text:p>
      <text:p text:style-name="HeadingStyle">Key Advantages of HVAC Gooee</text:p>
      <text:p text:style-name="BodyStyle">• Fully open-source and free
• Hydronic CAD canvas included
• Editable material databases
• Transparent algorithms
• Thermal &amp; hydronic integration
• Cross-platform support</text:p>
      <text:p text:style-name="HeadingStyle">Software Pricing Comparison</text:p>
      <text:p text:style-name="BodyStyle">HVAC Gooee: Free (Open-source)
HEVACOMP: £2,000–£5,000
MagiCAD: £6,000–£12,000
IES VE: £8,000–£16,000
Vendor Tools: Free, limited functionality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paragraph" style:display-name="TitleStyle">
      <style:text-properties fo:font-size="18pt" fo:font-weight="bold"/>
    </style:style>
    <style:style style:name="HeadingStyle" style:family="paragraph" style:display-name="HeadingStyle">
      <style:text-properties fo:font-size="14pt" fo:font-weight="bold"/>
    </style:style>
    <style:style style:name="BodyStyle" style:family="paragraph" style:display-name="BodyStyle"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